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7af" officeooo:paragraph-rsid="0015f7af"/>
    </style:style>
    <style:style style:name="P2" style:family="paragraph" style:parent-style-name="Standard">
      <style:text-properties fo:font-weight="bold" officeooo:rsid="0015f7af" officeooo:paragraph-rsid="0015f7a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ef3d" officeooo:paragraph-rsid="0018ef3d" style:font-weight-asian="bold" style:font-weight-complex="bold"/>
    </style:style>
    <style:style style:name="P4" style:family="paragraph" style:parent-style-name="Standard">
      <style:text-properties fo:font-weight="bold" officeooo:rsid="001b4596" officeooo:paragraph-rsid="001b459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b599" officeooo:paragraph-rsid="0020b59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d80b" officeooo:paragraph-rsid="0022d80b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bold" officeooo:rsid="0015f7af" officeooo:paragraph-rsid="0015f7af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bold" officeooo:rsid="001a8c3e" officeooo:paragraph-rsid="001a8c3e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bold" officeooo:rsid="001da1b3" officeooo:paragraph-rsid="001da1b3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bold" officeooo:rsid="001da1b3" officeooo:paragraph-rsid="002320d9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bold" officeooo:rsid="002320d9" officeooo:paragraph-rsid="002320d9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rsid="001da1b3" officeooo:paragraph-rsid="001da1b3" style:font-weight-asian="normal" style:font-weight-complex="normal"/>
    </style:style>
    <style:style style:name="P13" style:family="paragraph" style:parent-style-name="Standard">
      <style:text-properties fo:font-weight="normal" officeooo:rsid="0015f7af" officeooo:paragraph-rsid="0015f7af" style:font-weight-asian="normal" style:font-weight-complex="normal"/>
    </style:style>
    <style:style style:name="P14" style:family="paragraph" style:parent-style-name="Standard">
      <style:text-properties fo:font-weight="normal" officeooo:rsid="001722b6" officeooo:paragraph-rsid="001722b6" style:font-weight-asian="normal" style:font-weight-complex="normal"/>
    </style:style>
    <style:style style:name="P15" style:family="paragraph" style:parent-style-name="Standard">
      <style:text-properties fo:font-weight="normal" officeooo:rsid="001b4596" officeooo:paragraph-rsid="001b4596" style:font-weight-asian="normal" style:font-weight-complex="normal"/>
    </style:style>
    <style:style style:name="P16" style:family="paragraph" style:parent-style-name="Standard">
      <style:text-properties officeooo:rsid="0019c9c3" officeooo:paragraph-rsid="0019c9c3"/>
    </style:style>
    <style:style style:name="P17" style:family="paragraph" style:parent-style-name="Standard">
      <style:text-properties officeooo:rsid="001a8c3e" officeooo:paragraph-rsid="001a8c3e"/>
    </style:style>
    <style:style style:name="T1" style:family="text">
      <style:text-properties officeooo:rsid="001957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80b" style:font-weight-asian="normal" style:font-weight-complex="normal"/>
    </style:style>
    <style:style style:name="T4" style:family="text">
      <style:text-properties fo:font-weight="normal" officeooo:rsid="0020b599" style:font-weight-asian="normal" style:font-weight-complex="normal"/>
    </style:style>
    <style:style style:name="T5" style:family="text">
      <style:text-properties officeooo:rsid="001b4596"/>
    </style:style>
    <style:style style:name="T6" style:family="text">
      <style:text-properties officeooo:rsid="001b73e2"/>
    </style:style>
    <style:style style:name="T7" style:family="text">
      <style:text-properties officeooo:rsid="0021b32f"/>
    </style:style>
    <style:style style:name="T8" style:family="text">
      <style:text-properties officeooo:rsid="002320d9"/>
    </style:style>
    <style:style style:name="T9" style:family="text">
      <style:text-properties officeooo:rsid="0024ef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gan Fanning</text:p>
      <text:p text:style-name="P1"/>
      <text:p text:style-name="P3">Mobile Application</text:p>
      <text:p text:style-name="P3"/>
      <text:p text:style-name="P5">Demo Video: <text:a xlink:type="simple" xlink:href="https://www.youtube.com/watch?v=HXCTMOMEpmo&amp;feature=youtu.be" text:style-name="Internet_20_link" text:visited-style-name="Visited_20_Internet_20_Link"><text:span text:style-name="T3">https://www.youtube.com/watch?v=HXCTMOMEpmo&amp;feature=youtu.be</text:span></text:a></text:p>
      <text:p text:style-name="P6"><text:span text:style-name="T2"/></text:p>
      <text:p text:style-name="P2"><text:span text:style-name="T5">Platform</text:span> used</text:p>
      <text:p text:style-name="P13"><text:span text:style-name="T1">I used </text:span>Cordova <text:span text:style-name="T1">to transfer a web application (JavaScript, HTML, and handlebars for templating) to a android app. Cordova (formerly known as phone gap) is a application container which produces “native” apps (meaning this application has a .apk file).</text:span></text:p>
      <text:p text:style-name="P14"><text:span text:style-name="T1">I used this tutorial </text:span><text:a xlink:type="simple" xlink:href="https://ccoenraets.github.io/cordova-tutorial/" text:style-name="Internet_20_link" text:visited-style-name="Visited_20_Internet_20_Link">https://ccoenraets.github.io/cordova-tutorial/</text:a> <text:span text:style-name="T1">for my base code of my API. </text:span></text:p>
      <text:p text:style-name="P14"/>
      <text:p text:style-name="P2">details of API used</text:p>
      <text:p text:style-name="P15">The API used was an address book which stores a list of <text:span text:style-name="T6">employees. Each employee has a phone number, name and title,email and a picture icon.</text:span></text:p>
      <text:p text:style-name="P4"/>
      <text:p text:style-name="P7">code used to make the POSTs to the API.</text:p>
      <text:p text:style-name="P12">Unfortunately I encountered issues attempting to access the camera application and was unable to sucessfully post to the application with a new photo. <text:span text:style-name="T7">I was able to access the camera using the code below. however <text:s/>the photos taken are not persistent.</text:span></text:p>
      <text:p text:style-name="P12">The following code from the EmployeeView.js file should use the camera application to take a picture</text:p>
      <text:p text:style-name="P12"/>
      <text:p text:style-name="P9"><text:s text:c="4"/>this.changePicture = function(event) {</text:p>
      <text:p text:style-name="P9"><text:s text:c="8"/>event.preventDefault();</text:p>
      <text:p text:style-name="P9"><text:s text:c="4"/>if (!navigator.camera) {</text:p>
      <text:p text:style-name="P9"><text:s text:c="8"/>alert("Camera API not supported", "Error");</text:p>
      <text:p text:style-name="P9"><text:s text:c="8"/>return;</text:p>
      <text:p text:style-name="P9"><text:s text:c="4"/>}</text:p>
      <text:p text:style-name="P9"/>
      <text:p text:style-name="P9"><text:s text:c="4"/>var options = <text:s text:c="2"/>{ <text:s text:c="2"/>quality: 50,</text:p>
      <text:p text:style-name="P9"><text:s text:c="22"/>destinationType: Camera.DestinationType.DATA_URL,</text:p>
      <text:p text:style-name="P9"><text:s text:c="22"/>sourceType: 1, <text:s text:c="5"/>// 0:Photo Library, 1=Camera, 2=Saved Album</text:p>
      <text:p text:style-name="P9"><text:s text:c="22"/>encodingType: 0 <text:s text:c="4"/>// 0=JPG 1=PNG</text:p>
      <text:p text:style-name="P9"><text:s text:c="18"/>};</text:p>
      <text:p text:style-name="P9"/>
      <text:p text:style-name="P9"><text:s text:c="8"/>navigator.camera.getPicture(</text:p>
      <text:p text:style-name="P9"><text:s text:c="12"/>function(imgData) {</text:p>
      <text:p text:style-name="P9"><text:s text:c="16"/>$('.media-object', this.$el).attr('src', "data:image/jpeg;base64,"+imgData);</text:p>
      <text:p text:style-name="P9"><text:s text:c="12"/>},</text:p>
      <text:p text:style-name="P9"><text:s text:c="12"/>function() {</text:p>
      <text:p text:style-name="P9"><text:s text:c="16"/>alert('Error taking picture', 'Error');</text:p>
      <text:p text:style-name="P9"><text:s text:c="12"/>},</text:p>
      <text:p text:style-name="P9"><text:s text:c="12"/>options);</text:p>
      <text:p text:style-name="P9"/>
      <text:p text:style-name="P9"><text:tab/>//<text:span text:style-name="T9">TODO save photo persistently</text:span></text:p>
      <text:p text:style-name="P10"><text:tab/>//<text:span text:style-name="T8"> find employee by id</text:span></text:p>
      <text:p text:style-name="P11"><text:s text:c="7"/><text:tab/> //save new picture to assets folder under their name</text:p>
      <text:p text:style-name="P11"><text:tab/>//create name by concatenating firstname +”_”+lastname save to a variable</text:p>
      <text:p text:style-name="P11"><text:tab/>//then concatenate “.jpg” to the end</text:p>
      <text:p text:style-name="P11"><text:tab/>//save once as this</text:p>
      <text:p text:style-name="P11"><text:tab/>//then concatenate “50.jpg” to the end</text:p>
      <text:p text:style-name="P11"/>
      <text:p text:style-name="P9"><text:s text:c="8"/>return false;</text:p>
      <text:p text:style-name="P9"><text:s text:c="4"/>};</text:p>
      <text:p text:style-name="P9"/>
      <text:p text:style-name="P9"/>
      <text:p text:style-name="P8"><text:soft-page-break/>Resources</text:p>
      <text:p text:style-name="P16"><text:a xlink:type="simple" xlink:href="http://www.telerik.com/blogs/demystifying-apache-cordova-and-phonegap" text:style-name="Internet_20_link" text:visited-style-name="Visited_20_Internet_20_Link">http://www.telerik.com/blogs/demystifying-apache-cordova-and-phonegap</text:a></text:p>
      <text:p text:style-name="P17"><text:a xlink:type="simple" xlink:href="https://cordova.apache.org/docs/en/latest/guide/platforms/android/index.html" text:style-name="Internet_20_link" text:visited-style-name="Visited_20_Internet_20_Link">https://cordova.apache.org/docs/en/latest/guide/platforms/android/index.html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8:02:24.909914516</meta:creation-date>
    <dc:date>2016-02-15T01:10:36.814187207</dc:date>
    <meta:editing-duration>PT3H51M25S</meta:editing-duration>
    <meta:editing-cycles>10</meta:editing-cycles>
    <meta:generator>LibreOffice/5.0.4.2$Linux_X86_64 LibreOffice_project/00m0$Build-2</meta:generator>
    <meta:document-statistic meta:table-count="0" meta:image-count="0" meta:object-count="0" meta:page-count="2" meta:paragraph-count="42" meta:word-count="258" meta:character-count="2204" meta:non-whitespace-character-count="1722"/>
  </office:meta>
</office:document-meta>
</file>